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1C000002131DF73F0D0476597B.png" manifest:media-type="image/png"/>
  <manifest:file-entry manifest:full-path="Pictures/100002010000027F0000022BC30CEF83C597F8A2.png" manifest:media-type="image/png"/>
  <manifest:file-entry manifest:full-path="Pictures/100002010000021C000002033CF21732392B0D09.png" manifest:media-type="image/png"/>
  <manifest:file-entry manifest:full-path="Pictures/10000201000002AF000002379B22B487E3C6A271.png" manifest:media-type="image/png"/>
  <manifest:file-entry manifest:full-path="Pictures/10000201000002BD000002122062535A27879A83.png" manifest:media-type="image/png"/>
  <manifest:file-entry manifest:full-path="Pictures/10000000000005030000035240D6E2FD3A6A46BB.png" manifest:media-type="image/png"/>
  <manifest:file-entry manifest:full-path="Pictures/100000000000061300000321DDECFDC8A0857C42.png" manifest:media-type="image/png"/>
  <manifest:file-entry manifest:full-path="Pictures/10000201000001910000013047C27F78C9B5B671.png" manifest:media-type="image/png"/>
  <manifest:file-entry manifest:full-path="Pictures/10000201000002B10000023B97A2BCE7C7005143.png" manifest:media-type="image/png"/>
  <manifest:file-entry manifest:full-path="Pictures/10000201000001EC000001F76AF5ECC7CBBC86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338cm, 0cm, 0.475cm, 3.38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.714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8cm" svg:height="6.622cm" svg:x="0.2cm" svg:y="0.4cm">
          <draw:image xlink:href="Pictures/10000201000002B10000023B97A2BCE7C7005143.png" xlink:type="simple" xlink:show="embed" xlink:actuate="onLoad">
            <text:p/>
          </draw:image>
        </draw:frame>
        <draw:frame draw:style-name="gr1" draw:text-style-name="P1" draw:layer="layout" svg:width="7.997cm" svg:height="6.6cm" svg:x="8.558cm" svg:y="0.4cm">
          <draw:image xlink:href="Pictures/10000201000002AF000002379B22B487E3C6A271.png" xlink:type="simple" xlink:show="embed" xlink:actuate="onLoad">
            <text:p/>
          </draw:image>
        </draw:frame>
        <draw:frame draw:style-name="gr1" draw:text-style-name="P1" draw:layer="layout" svg:width="8cm" svg:height="6.04cm" svg:x="8.535cm" svg:y="7.4cm">
          <draw:image xlink:href="Pictures/10000201000002BD000002122062535A27879A83.png" xlink:type="simple" xlink:show="embed" xlink:actuate="onLoad">
            <text:p/>
          </draw:image>
        </draw:frame>
        <draw:frame draw:style-name="gr1" draw:text-style-name="P1" draw:layer="layout" svg:width="8.768cm" svg:height="6.642cm" svg:x="16.957cm" svg:y="0.358cm">
          <draw:image xlink:href="Pictures/10000201000001910000013047C27F78C9B5B6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27.999cm" svg:height="14.421cm" svg:x="-1.085cm" svg:y="-0.067cm">
          <draw:image xlink:href="Pictures/100000000000061300000321DDECFDC8A0857C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8cm" svg:height="8.16cm" svg:x="8.6cm" svg:y="0.2cm">
          <draw:image xlink:href="Pictures/10000201000001EC000001F76AF5ECC7CBBC8653.png" xlink:type="simple" xlink:show="embed" xlink:actuate="onLoad">
            <text:p/>
          </draw:image>
        </draw:frame>
        <draw:frame draw:style-name="gr1" draw:text-style-name="P1" draw:layer="layout" svg:width="8.087cm" svg:height="7.712cm" svg:x="8.6cm" svg:y="8.8cm">
          <draw:image xlink:href="Pictures/100002010000021C000002033CF21732392B0D09.png" xlink:type="simple" xlink:show="embed" xlink:actuate="onLoad">
            <text:p/>
          </draw:image>
        </draw:frame>
        <draw:frame draw:style-name="gr3" draw:text-style-name="P1" draw:layer="layout" svg:width="8cm" svg:height="8.199cm" svg:x="0.251cm" svg:y="0.2cm">
          <draw:image xlink:href="Pictures/100002010000027F0000022BC30CEF83C597F8A2.png" xlink:type="simple" xlink:show="embed" xlink:actuate="onLoad">
            <text:p/>
          </draw:image>
        </draw:frame>
        <draw:frame draw:style-name="gr4" draw:text-style-name="P1" draw:layer="layout" svg:width="7.932cm" svg:height="8.2cm" svg:x="16.932cm" svg:y="0.2cm">
          <draw:image xlink:href="Pictures/100002010000021C000002131DF73F0D047659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27.999cm" svg:height="18.549cm" svg:x="-1.085cm" svg:y="-0.659cm">
          <draw:image xlink:href="Pictures/10000000000005030000035240D6E2FD3A6A46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0:53:39.695461509</meta:creation-date>
    <dc:date>2017-10-13T11:29:11.417761463</dc:date>
    <meta:editing-duration>PT15M1S</meta:editing-duration>
    <meta:editing-cycles>1</meta:editing-cycles>
    <meta:document-statistic meta:object-count="39"/>
    <meta:generator>LibreOffice/5.1.6.2$Linux_X86_64 LibreOffice_project/10m0$Build-2</meta:generator>
  </office:meta>
</office:document-meta>
</file>